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Tahoma1" svg:font-family="Tahoma"/>
    <style:font-face style:name="Monospace" svg:font-family="Monospace" style:font-pitch="fixed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3.438cm"/>
        </style:tab-stops>
      </style:paragraph-properties>
    </style:style>
    <style:style style:name="T1" style:family="text">
      <style:text-properties style:font-name="Courier New"/>
    </style:style>
    <style:style style:name="T2" style:family="text">
      <style:text-properties style:font-name="Courier New" fo:font-weight="bold" style:font-weight-asian="bold" style:font-weight-complex="bold"/>
    </style:style>
    <style:style style:name="fr1" style:family="graphic" style:parent-style-name="Formula">
      <style:graphic-properties fo:margin-left="0cm" fo:margin-right="0.199cm" fo:margin-top="0.199cm" fo:margin-bottom="0cm" style:wrap="parallel" style:number-wrapped-paragraphs="no-limit" style:wrap-contour="false" style:vertical-pos="middle" style:vertical-rel="text" style:horizontal-pos="from-left" style:horizontal-rel="paragraph-content" draw:ole-draw-aspect="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Test for WikiMath format</text:h>
      <text:p text:style-name="Text_20_body">The following three formulas should produce essentially the same result after transformation to MediaWiki format:</text:p>
      <text:p text:style-name="Standard"><text:span text:style-name="WikiMath">{s}_{n}=\sum_{k=0}^{n}{a}_{0}\cdot {q}^{k}={a}_{0}\frac{{q}^{n+1}-1}{q-1}</text:span></text:p>
      <text:p text:style-name="Text_20_body"><draw:frame draw:style-name="fr1" draw:name="Objekt1" text:anchor-type="as-char" svg:width="4.496cm" svg:height="1.139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"><text:span text:style-name="WikiMath"><text:span text:style-name="T1">{s}_{n}=</text:span></text:span><text:span text:style-name="WikiMath"><text:span text:style-name="T2">\sum</text:span></text:span><text:span text:style-name="WikiMath"><text:span text:style-name="T1">_{k=0}^{n}{a}_{0}</text:span></text:span><text:span text:style-name="WikiMath"><text:span text:style-name="T2">\cdot</text:span></text:span><text:span text:style-name="WikiMath"><text:span text:style-name="T1"> {q}^{k}={a}_{0}</text:span></text:span><text:span text:style-name="WikiMath"><text:span text:style-name="T2">\frac</text:span></text:span><text:span text:style-name="WikiMath"><text:span text:style-name="T1">{{q}^{n+1}-1}{q-1}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1" svg:font-family="Tahoma"/>
    <style:font-face style:name="Monospace" svg:font-family="Monospace" style:font-pitch="fixed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WikiMath" style:family="text">
      <style:text-properties fo:background-color="#ffff99"/>
    </style:style>
    <style:style style:name="WikiLink" style:family="text">
      <style:text-properties fo:color="#0000ff" style:text-underline-style="solid" style:text-underline-width="auto" style:text-underline-color="font-color" fo:background-color="transparent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  <meta:initial-creator>Bernhard Haumacher</meta:initial-creator>
    <meta:creation-date>2008-09-20T21:43:05</meta:creation-date>
    <dc:creator>Bernhard Haumacher</dc:creator>
    <dc:date>2008-09-20T21:53:10</dc:date>
    <dc:language>de-DE</dc:language>
    <meta:editing-cycles>4</meta:editing-cycles>
    <meta:editing-duration>PT10M6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1" meta:page-count="1" meta:paragraph-count="5" meta:word-count="59" meta:character-count="284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sub>
            <math:mi>s</math:mi>
            <math:mi>n</math:mi>
          </math:msub>
          <math:mo math:stretchy="false">=</math:mo>
          <math:mrow>
            <math:mrow>
              <math:munderover>
                <math:mo math:stretchy="false">∑</math:mo>
                <math:mrow>
                  <math:mi>k</math:mi>
                  <math:mo math:stretchy="false">=</math:mo>
                  <math:mn>0</math:mn>
                </math:mrow>
                <math:mi>n</math:mi>
              </math:munderover>
              <math:msub>
                <math:mi>a</math:mi>
                <math:mn>0</math:mn>
              </math:msub>
            </math:mrow>
            <math:mo math:stretchy="false">⋅</math:mo>
            <math:msup>
              <math:mi>q</math:mi>
              <math:mi>k</math:mi>
            </math:msup>
          </math:mrow>
        </math:mrow>
        <math:mo math:stretchy="false">=</math:mo>
        <math:msub>
          <math:mi>a</math:mi>
          <math:mn>0</math:mn>
        </math:msub>
      </math:mrow>
      <math:mfrac>
        <math:mrow>
          <math:msup>
            <math:mi>q</math:mi>
            <math:mrow>
              <math:mi>n</math:mi>
              <math:mo math:stretchy="false">+</math:mo>
              <math:mn>1</math:mn>
            </math:mrow>
          </math:msup>
          <math:mo math:stretchy="false">−</math:mo>
          <math:mn>1</math:mn>
        </math:mrow>
        <math:mrow>
          <math:mi>q</math:mi>
          <math:mo math:stretchy="false">−</math:mo>
          <math:mn>1</math:mn>
        </math:mrow>
      </math:mfrac>
    </math:mrow>
    <math:annotation math:encoding="StarMath 5.0">s_n = sum from{k = 0} to {n} a_0 cdot q^k = a_0 {q^{n+1} - 1} over {q - 1} </math:annotation>
  </math:semantics>
</math:math>
</file>